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c03ab" officeooo:paragraph-rsid="001438e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1ec6f6" officeooo:paragraph-rsid="000a7123" style:font-weight-asian="normal" style:font-weight-complex="normal"/>
    </style:style>
    <style:style style:name="P4" style:family="paragraph" style:parent-style-name="Standard">
      <style:text-properties fo:font-weight="normal" officeooo:rsid="001d737c" officeooo:paragraph-rsid="001ceb03" style:font-weight-asian="normal" style:font-weight-complex="normal"/>
    </style:style>
    <style:style style:name="P5" style:family="paragraph" style:parent-style-name="Standard">
      <style:text-properties fo:font-weight="normal" officeooo:rsid="001d737c" officeooo:paragraph-rsid="001e13b5" style:font-weight-asian="normal" style:font-weight-complex="normal"/>
    </style:style>
    <style:style style:name="P6" style:family="paragraph" style:parent-style-name="Standard">
      <style:text-properties fo:font-weight="normal" officeooo:rsid="001e13b5" officeooo:paragraph-rsid="001e13b5" style:font-weight-asian="normal" style:font-weight-complex="normal"/>
    </style:style>
    <style:style style:name="P7" style:family="paragraph" style:parent-style-name="Standard">
      <style:text-properties fo:font-weight="normal" officeooo:rsid="001d737c" officeooo:paragraph-rsid="001bbf82" style:font-weight-asian="bold" style:font-weight-complex="bold"/>
    </style:style>
    <style:style style:name="P8" style:family="paragraph" style:parent-style-name="Standard">
      <style:text-properties fo:font-size="16pt" fo:font-weight="bold" officeooo:rsid="001d737c" officeooo:paragraph-rsid="001438eb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d737c" officeooo:paragraph-rsid="001438eb"/>
    </style:style>
    <style:style style:name="P10" style:family="paragraph" style:parent-style-name="Standard">
      <style:text-properties officeooo:rsid="001d737c" officeooo:paragraph-rsid="001bbf82"/>
    </style:style>
    <style:style style:name="P11" style:family="paragraph" style:parent-style-name="Standard">
      <style:text-properties fo:font-weight="bold" officeooo:rsid="001d737c" officeooo:paragraph-rsid="000a7123" style:font-weight-asian="bold" style:font-weight-complex="bold"/>
    </style:style>
    <style:style style:name="P12" style:family="paragraph" style:parent-style-name="Standard">
      <style:text-properties fo:font-weight="bold" officeooo:rsid="001d737c" officeooo:paragraph-rsid="001438eb" style:font-weight-asian="bold" style:font-weight-complex="bold"/>
    </style:style>
    <style:style style:name="P13" style:family="paragraph" style:parent-style-name="Standard">
      <style:text-properties fo:font-weight="bold" officeooo:rsid="001d737c" officeooo:paragraph-rsid="001ceb03" style:font-weight-asian="bold" style:font-weight-complex="bold"/>
    </style:style>
    <style:style style:name="P14" style:family="paragraph" style:parent-style-name="Standard">
      <style:text-properties fo:font-weight="bold" officeooo:rsid="001d737c" officeooo:paragraph-rsid="001e13b5" style:font-weight-asian="bold" style:font-weight-complex="bold"/>
    </style:style>
    <style:style style:name="P15" style:family="paragraph" style:parent-style-name="Standard">
      <style:text-properties fo:font-weight="bold" officeooo:rsid="001741df" officeooo:paragraph-rsid="001741df" style:font-weight-asian="bold" style:font-weight-complex="bold"/>
    </style:style>
    <style:style style:name="P16" style:family="paragraph" style:parent-style-name="Standard">
      <style:text-properties fo:font-weight="bold" officeooo:rsid="001e13b5" officeooo:paragraph-rsid="001e13b5" style:font-weight-asian="bold" style:font-weight-complex="bold"/>
    </style:style>
    <style:style style:name="P17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1438eb" style:font-weight-asian="bold" style:font-weight-complex="bold"/>
    </style:style>
    <style:style style:name="P18" style:family="paragraph" style:parent-style-name="Standard">
      <style:text-properties officeooo:paragraph-rsid="001438eb"/>
    </style:style>
    <style:style style:name="P19" style:family="paragraph" style:parent-style-name="Standard">
      <style:text-properties officeooo:rsid="001438eb" officeooo:paragraph-rsid="001bbf82"/>
    </style:style>
    <style:style style:name="P20" style:family="paragraph" style:parent-style-name="Standard">
      <style:text-properties officeooo:rsid="001bbf82" officeooo:paragraph-rsid="001438eb"/>
    </style:style>
    <style:style style:name="P21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438eb" officeooo:paragraph-rsid="001bbf82" style:font-weight-asian="normal" style:font-weight-complex="normal"/>
    </style:style>
    <style:style style:name="P22" style:family="paragraph" style:parent-style-name="Standard">
      <style:text-properties fo:color="#a9b7c6" loext:opacity="100%" style:font-name="JetBrains Mono" fo:font-size="10pt" fo:font-style="normal" fo:font-weight="normal" officeooo:rsid="001d737c" officeooo:paragraph-rsid="001438eb" style:font-size-asian="10pt" style:font-style-asian="normal" style:font-weight-asian="normal"/>
    </style:style>
    <style:style style:name="T1" style:family="text">
      <style:text-properties fo:font-size="12pt" fo:font-weight="normal" officeooo:rsid="002c03ab" style:font-size-asian="12pt" style:font-weight-asian="normal" style:font-size-complex="12pt" style:font-weight-complex="normal"/>
    </style:style>
    <style:style style:name="T2" style:family="text">
      <style:text-properties fo:font-weight="bold" officeooo:rsid="00113872" style:font-weight-asian="bold" style:font-weight-complex="bold"/>
    </style:style>
    <style:style style:name="T3" style:family="text">
      <style:text-properties fo:font-weight="bold" officeooo:rsid="001ec6f6" style:font-weight-asian="bold" style:font-weight-complex="bold"/>
    </style:style>
    <style:style style:name="T4" style:family="text">
      <style:text-properties fo:font-weight="bold" officeooo:rsid="001d737c" style:font-weight-asian="bold" style:font-weight-complex="bold"/>
    </style:style>
    <style:style style:name="T5" style:family="text">
      <style:text-properties officeooo:rsid="002d9ef3"/>
    </style:style>
    <style:style style:name="T6" style:family="text">
      <style:text-properties fo:font-weight="normal" officeooo:rsid="00180cd0" style:font-weight-asian="normal" style:font-weight-complex="normal"/>
    </style:style>
    <style:style style:name="T7" style:family="text">
      <style:text-properties fo:font-weight="normal" officeooo:rsid="001bbf82" style:font-weight-asian="normal" style:font-weight-complex="normal"/>
    </style:style>
    <style:style style:name="T8" style:family="text">
      <style:text-properties officeooo:rsid="001d737c"/>
    </style:style>
    <style:style style:name="T9" style:family="text">
      <style:text-properties officeooo:rsid="0019b36c"/>
    </style:style>
    <style:style style:name="T10" style:family="text">
      <style:text-properties fo:font-variant="normal" fo:text-transform="none" fo:color="#202124" loext:opacity="100%" style:font-name="Roboto" fo:font-size="10.5pt" fo:letter-spacing="normal" fo:font-style="normal"/>
    </style:style>
    <style:style style:name="T11" style:family="text">
      <style:text-properties fo:font-variant="normal" fo:text-transform="none" fo:color="#202124" loext:opacity="100%" style:font-name="Roboto" fo:font-size="10.5pt" fo:letter-spacing="normal" fo:font-style="normal" officeooo:rsid="001438eb" style:font-weight-asian="normal" style:font-weight-complex="normal"/>
    </style:style>
    <style:style style:name="T12" style:family="text">
      <style:text-properties officeooo:rsid="001ceb03"/>
    </style:style>
    <style:style style:name="T13" style:family="text">
      <style:text-properties officeooo:rsid="001f69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Практическое занятие №<text:span text:style-name="T13">11</text:span></text:p>
      <text:p text:style-name="P8"/>
      <text:p text:style-name="P18"><text:span text:style-name="T4">Тема:</text:span><text:span text:style-name="T8"> </text:span>Составление программ для работы с текстовыми файлами.</text:p>
      <text:p text:style-name="P9"/>
      <text:p text:style-name="P18"><text:span text:style-name="T4">Цель:</text:span><text:span text:style-name="T8"> </text:span>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9"/>
      <text:p text:style-name="P12">Постановка задачи №1.</text:p>
      <text:p text:style-name="P19">Средствами языка Python сформировать два текстовых файла (.txt), содержащих по одной последовательности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 </text:p>
      <text:p text:style-name="P19"/>
      <text:p text:style-name="P19">Элементы первого и второго файлов;</text:p>
      <text:p text:style-name="P19">Среднее арифметическое элементов первого и второго файлов;</text:p>
      <text:p text:style-name="P19">Количество нечетных элементов первого и второго файлов;</text:p>
      <text:p text:style-name="P19">Элементы общие для двух файлов;</text:p>
      <text:p text:style-name="P19"><text:s/>Количество элементов, общих для двух файлов.</text:p>
      <text:p text:style-name="P20"><text:s/></text:p>
      <text:p text:style-name="P12"><text:tab/><text:tab/><text:tab/><text:tab/><text:tab/><text:tab/><text:tab/></text:p>
      <text:p text:style-name="P12"><text:span text:style-name="T5">Т</text:span>екст программы:</text:p>
      <text:p text:style-name="P15"><text:tab/></text:p>
      <text:p text:style-name="P21">"""</text:p>
      <text:p text:style-name="P21">Средствами языка Python сформировать два текстовых файла (.txt), содержащих по одной</text:p>
      <text:p text:style-name="P21">последовательности из целых положительных и отрицательных чисел. Сформировать</text:p>
      <text:p text:style-name="P21">новый текстовый файл (.txt) следующего вида, предварительно выполнив требуемую</text:p>
      <text:p text:style-name="P21">обработку элементов:</text:p>
      <text:p text:style-name="P21">Элементы первого и второго файлов;</text:p>
      <text:p text:style-name="P21">Среднее арифметическое элементов первого и второго файлов;</text:p>
      <text:p text:style-name="P21">Количество нечетных элементов первого и второго файлов;</text:p>
      <text:p text:style-name="P21">Элементы общие для двух файлов;</text:p>
      <text:p text:style-name="P21">Количество элементов, общих для двух файлов.</text:p>
      <text:p text:style-name="P21">"""</text:p>
      <text:p text:style-name="P21"/>
      <text:p text:style-name="P21"/>
      <text:p text:style-name="P21"># создаем два текстовых файла с последовательностями целых чисел</text:p>
      <text:p text:style-name="P21">def create_files():</text:p>
      <text:p text:style-name="P21"><text:s text:c="4"/>with open("file1.txt", "w") as f1, open("file2.txt", "w") as f2:</text:p>
      <text:p text:style-name="P21"><text:s text:c="8"/>f1.write("1 2 -3 4 -5")</text:p>
      <text:p text:style-name="P21"><text:s text:c="8"/>f2.write("2 3 -4 5 -6")</text:p>
      <text:p text:style-name="P21"/>
      <text:p text:style-name="P21"/>
      <text:p text:style-name="P21"># рассчитываем среднее, количество нечетных элементов, общие элементы и их количество</text:p>
      <text:p text:style-name="P21">def calculate_statistics():</text:p>
      <text:p text:style-name="P21"><text:s text:c="4"/>with open("file1.txt") as f1, open("file2.txt") as f2:</text:p>
      <text:p text:style-name="P21"><text:s text:c="8"/>elements1 = [int(x) for x in f1.read().split()]</text:p>
      <text:p text:style-name="P21"><text:s text:c="8"/>elements2 = [int(x) for x in f2.read().split()]</text:p>
      <text:p text:style-name="P21"><text:s text:c="8"/>avg = (sum(elements1) + sum(elements2)) / (len(elements1) + len(elements2))</text:p>
      <text:p text:style-name="P21"><text:s text:c="8"/>odd_count1 = len([x for x in elements1 if x % 2 != 0])</text:p>
      <text:p text:style-name="P21"><text:s text:c="8"/>odd_count2 = len([x for x in elements2 if x % 2 != 0])</text:p>
      <text:p text:style-name="P21"><text:s text:c="8"/>common = set(elements1).intersection(set(elements2))</text:p>
      <text:p text:style-name="P21"><text:soft-page-break/><text:s text:c="8"/>common_count = len(common)</text:p>
      <text:p text:style-name="P21"/>
      <text:p text:style-name="P21"><text:s text:c="4"/># записываем результаты в новый текстовый файл</text:p>
      <text:p text:style-name="P21"><text:s text:c="4"/>with open("result.txt", "w") as f:</text:p>
      <text:p text:style-name="P21"><text:s text:c="8"/>f.write(f"Элементы первого файла: {elements1}\n")</text:p>
      <text:p text:style-name="P21"><text:s text:c="8"/>f.write(f"Элементы второго файла: {elements2}\n")</text:p>
      <text:p text:style-name="P21"><text:s text:c="8"/>f.write(f"Среднее арифметическое элементов двух файлов: {avg}\n")</text:p>
      <text:p text:style-name="P21"><text:s text:c="8"/>f.write(f"Количество нечетных элементов в первом файле: {odd_count1}\n")</text:p>
      <text:p text:style-name="P21"><text:s text:c="8"/>f.write(f"Количество нечетных элементов во втором файле: {odd_count2}\n")</text:p>
      <text:p text:style-name="P21"><text:s text:c="8"/>f.write(f"Общие элементы: {common}\n")</text:p>
      <text:p text:style-name="P21"><text:s text:c="8"/>f.write(f"Количество общих элементов: {common_count}")</text:p>
      <text:p text:style-name="P21"/>
      <text:p text:style-name="P21"/>
      <text:p text:style-name="P21">if __name__ == "__main__":</text:p>
      <text:p text:style-name="P21"><text:s text:c="4"/>create_files()</text:p>
      <text:p text:style-name="P7"><text:span text:style-name="T11"><text:s text:c="4"/>calculate_statistics()</text:span><text:span text:style-name="T10"><text:line-break/></text:span></text:p>
      <text:p text:style-name="P17"/>
      <text:p text:style-name="P12">Протокол работы программы:</text:p>
      <text:p text:style-name="P22"/>
      <text:p text:style-name="P9">Элементы первого файла: [1, 2, -3, 4, -5]</text:p>
      <text:p text:style-name="P9">Элементы второго файла: [2, 3, -4, 5, -6]</text:p>
      <text:p text:style-name="P9">Среднее арифметическое элементов двух файлов: -0.1</text:p>
      <text:p text:style-name="P9">Количество нечетных элементов в первом файле: 3</text:p>
      <text:p text:style-name="P9">Количество нечетных элементов во втором файле: 2</text:p>
      <text:p text:style-name="P9">Общие элементы: 2</text:p>
      <text:p text:style-name="P9">Количество общих элементов: 1</text:p>
      <text:p text:style-name="P9"/>
      <text:p text:style-name="P13">Постановка задачи №<text:span text:style-name="T12">2. </text:span></text:p>
      <text:p text:style-name="P4">Из предложенного текстового файла (text18-28.txt) вывести на экран его содержимое, количество символов в тексте. Сформировать новый файл, в который поместить текст в стихотворной форме предварительно вставив после строки N (N – задается пользователем) произвольную фразу.</text:p>
      <text:p text:style-name="P22"/>
      <text:p text:style-name="P13"><text:span text:style-name="T5">Т</text:span>екст программы:</text:p>
      <text:p text:style-name="P4">"""</text:p>
      <text:p text:style-name="P4">Из предложенного текстового файла (text18-28.txt) вывести на экран его содержимое,</text:p>
      <text:p text:style-name="P4">количество символов в тексте. Сформировать новый файл, в который поместить текст в</text:p>
      <text:p text:style-name="P4">стихотворной форме предварительно вставив после строки N (N – задается пользователем)</text:p>
      <text:p text:style-name="P4">произвольную фразу.</text:p>
      <text:p text:style-name="P4">"""</text:p>
      <text:p text:style-name="P4"/>
      <text:p text:style-name="P4"># чтение файла</text:p>
      <text:p text:style-name="P4">file = open("text18-28.txt", "r")</text:p>
      <text:p text:style-name="P4">text = file.read()</text:p>
      <text:p text:style-name="P4">print("Содержимое файла:")</text:p>
      <text:p text:style-name="P4">print(text)</text:p>
      <text:p text:style-name="P4">print("Количество символов в тексте:", len(text))</text:p>
      <text:p text:style-name="P4">file.close()</text:p>
      <text:p text:style-name="P4"/>
      <text:p text:style-name="P4"># формирование нового файла</text:p>
      <text:p text:style-name="P4">line_number = int(input("Введите номер строки, после которой требуется вставить фразу: "))</text:p>
      <text:p text:style-name="P4"><text:soft-page-break/>phrase = input("Введите фразу: ")</text:p>
      <text:p text:style-name="P4"/>
      <text:p text:style-name="P4">lines = text.split("\n")</text:p>
      <text:p text:style-name="P4">lines.insert(line_number, phrase)</text:p>
      <text:p text:style-name="P4">new_text = "\n".join(lines)</text:p>
      <text:p text:style-name="P4"/>
      <text:p text:style-name="P4">file = open("new_text.txt", "w")</text:p>
      <text:p text:style-name="P4">file.write(new_text)</text:p>
      <text:p text:style-name="P4">file.close()</text:p>
      <text:p text:style-name="P22"/>
      <text:p text:style-name="P14">Протокол работы программы:</text:p>
      <text:p text:style-name="P14"/>
      <text:p text:style-name="P5">Содержимое файла:</text:p>
      <text:p text:style-name="P5">Два дня мы были в перестрелке.</text:p>
      <text:p text:style-name="P5">Что толку в этакой безделке?</text:p>
      <text:p text:style-name="P5">Мы ждали третий день.</text:p>
      <text:p text:style-name="P5">Повсюду стали слышны речи:</text:p>
      <text:p text:style-name="P5">«Пора добраться до картечи!»</text:p>
      <text:p text:style-name="P5">И вот на поле грозной сечи</text:p>
      <text:p text:style-name="P5">Ночная пала тень.</text:p>
      <text:p text:style-name="P5">Количество символов в тексте: 182</text:p>
      <text:p text:style-name="P5">Введите номер строки, после которой требуется вставить фразу: 3</text:p>
      <text:p text:style-name="P5">Введите фразу: тестовая фраза</text:p>
      <text:p text:style-name="P14"/>
      <text:p text:style-name="P16">*в файле*</text:p>
      <text:p text:style-name="P16"/>
      <text:p text:style-name="P6">Два дня мы были в перестрелке.</text:p>
      <text:p text:style-name="P6">Что толку в этакой безделке?</text:p>
      <text:p text:style-name="P6">Мы ждали третий день.</text:p>
      <text:p text:style-name="P6">тестовая фраза</text:p>
      <text:p text:style-name="P6">Повсюду стали слышны речи:</text:p>
      <text:p text:style-name="P6">«Пора добраться до картечи!»</text:p>
      <text:p text:style-name="P6">И вот на поле грозной сечи</text:p>
      <text:p text:style-name="P6">Ночная пала тень.</text:p>
      <text:p text:style-name="P22"/>
      <text:p text:style-name="P10"><text:span text:style-name="T2">Вывод: </text:span><text:span text:style-name="T3"><text:s/></text:span><text:span text:style-name="T6">закрепи</text:span><text:span text:style-name="T7">л </text:span><text:span text:style-name="T6">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span><text:span text:style-name="T1"><text:tab/></text:span></text:p>
      <text:p text:style-name="P11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3-02-03T18:01:34.288354703</dc:date>
    <meta:editing-cycles>8</meta:editing-cycles>
    <meta:editing-duration>PT25M12S</meta:editing-duration>
    <meta:document-statistic meta:table-count="0" meta:image-count="0" meta:object-count="0" meta:page-count="3" meta:paragraph-count="107" meta:word-count="603" meta:character-count="4755" meta:non-whitespace-character-count="4087"/>
    <meta:user-defined meta:name="Поле 1"/>
    <meta:user-defined meta:name="Поле 2"/>
    <meta:user-defined meta:name="Поле 3"/>
    <meta:user-defined meta:name="Поле 4"/>
  </office:meta>
</office:document-meta>
</file>